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граммная библиотека libSBT, версия от 14 марта 2012 года</text:p>
      <text:p text:style-name="Standard"/>
      <text:p text:style-name="Standard">Код библиотеки состоит из файлов:</text:p>
      <text:list xml:id="list1292878621" text:style-name="L1">
        <text:list-item>
          <text:p text:style-name="P1">sbt.c — основные функции работы с size-balanced trees,</text:p>
        </text:list-item>
        <text:list-item>
          <text:p text:style-name="P1">sbt.h — заголовочный файл для интерфейса с другими программами,</text:p>
        </text:list-item>
      </text:list>
      <text:p text:style-name="Standard"/>
      <text:p text:style-name="Standard">Основные функции библиотеки:</text:p>
      <text:list xml:id="list1363751721" text:style-name="L2">
        <text:list-item>
          <text:p text:style-name="P2">AddNode(value) - unsafe-функция</text:p>
        </text:list-item>
        <text:list-item>
          <text:p text:style-name="P2">AddNodeUniq(value) - safe-функция добавления элемента в дерево</text:p>
        </text:list-item>
        <text:list-item>
          <text:p text:style-name="P2">DeleteNode(value) - удаление элемента по значению (для safe-варианта)</text:p>
        </text:list-item>
      </text:list>
      <text:p text:style-name="Standard"/>
      <text:p text:style-name="Standard">Структура элемента определена типом struct TNod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ify </meta:initial-creator>
    <meta:creation-date>2012-03-14T15:11:49</meta:creation-date>
    <dc:date>2012-03-14T17:14:47</dc:date>
    <dc:creator>pacify </dc:creator>
    <meta:editing-duration>PT2H2M59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9" meta:word-count="63" meta:character-count="453" meta:non-whitespace-character-count="404"/>
  </office:meta>
</office:document-meta>
</file>